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25.4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13.9cm"/>
    </style:style>
    <style:style style:name="gr3" style:family="graphic" style:parent-style-name="standard">
      <style:graphic-properties draw:textarea-horizontal-align="justify" draw:textarea-vertical-align="middle" draw:auto-grow-height="false" fo:min-height="3.75cm" fo:min-width="12.9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.6cm"/>
    </style:style>
    <style:style style:name="gr5" style:family="graphic" style:parent-style-name="standard">
      <style:graphic-properties draw:textarea-horizontal-align="justify" draw:textarea-vertical-align="middle" draw:auto-grow-height="false" fo:min-height="2.45cm" fo:min-width="7.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11cm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11.6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13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cm" svg:height="2.9cm" svg:x="1cm" svg:y="1.9cm">
          <text:p text:style-name="P1">Cells file (cells.csv) :</text:p>
          <text:p text:style-name="P1">cells = (cell_id, 4V_capacity, 37V_capacity, diam, height, test_date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cm" svg:height="2.6cm" svg:x="33.4cm" svg:y="2cm">
          <text:p text:style-name="P1">Battery parameters (parameters.csv) :</text:p>
          <text:p text:style-name="P1">battery_params = (l_left, l_right, l_top, voltage)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3.4cm" svg:height="4cm" svg:x="31.1cm" svg:y="10cm">
          <text:p text:style-name="P2"><text:span text:style-name="T1">Stack.py</text:span></text:p>
          <text:p text:style-name="P2">stack(cells, battery_params)</text:p>
          <text:p text:style-name="P2">Fills the battery with the cells until</text:p>
          <text:p text:style-name="P2">the battery is full</text:p>
          <text:p text:style-name="P2">Returns Pack = (group_id, cell_id, x, y, i, j, n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1cm" svg:height="1.6cm" svg:x="10.8cm" svg:y="8.2cm">
          <text:p text:style-name="P2">Take cells at random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7.9cm" svg:height="2.7cm" svg:x="10.7cm" svg:y="11.2cm">
          <text:p text:style-name="P2">Stack them in the battery</text:p>
          <text:p text:style-name="P2">nb_cells = number of</text:p>
          <text:p text:style-name="P2">cells in the battery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8.6cm" svg:y1="12.55cm" svg:x2="31.1cm" svg:y2="12cm" draw:start-shape="id1" draw:start-glue-point="1" draw:end-shape="id2" svg:d="M18600 12550l12500-550" svg:viewBox="0 0 12501 551">
          <text:p/>
        </draw:connector>
        <draw:custom-shape draw:style-name="gr7" draw:text-style-name="P2" draw:layer="layout" svg:width="11.5cm" svg:height="2.3cm" svg:x="9.1cm" svg:y="15cm">
          <text:p text:style-name="P2">Calculate number of groups in serie,</text:p>
          <text:p text:style-name="P2">And number of cells per group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2.1cm" svg:height="2.4cm" svg:x="9.1cm" svg:y="18.6cm">
          <text:p text:style-name="P2">Select the best cells from cells.csv,</text:p>
          <text:p text:style-name="P2">And create homogenous groups</text:p>
          <draw:enhanced-geometry svg:viewBox="0 0 21600 21600" draw:type="rectangle" draw:enhanced-path="M 0 0 L 21600 0 21600 21600 0 21600 0 0 Z N"/>
        </draw:custom-shape>
        <draw:custom-shape draw:style-name="gr9" draw:text-style-name="P2" xml:id="id3" draw:id="id3" draw:layer="layout" svg:width="13.6cm" svg:height="2.4cm" svg:x="8.5cm" svg:y="22cm">
          <text:p text:style-name="P2">Stack the groups : we stack the</text:p>
          <text:p text:style-name="P2">Cells in order, so that the groups are « convex »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31.1cm" svg:y1="12cm" svg:x2="22.1cm" svg:y2="23.2cm" draw:start-shape="id2" draw:end-shape="id3" draw:end-glue-point="1" svg:d="M31100 12000l-9000 11200" svg:viewBox="0 0 9001 1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Vial</meta:initial-creator>
    <meta:creation-date>2017-05-08T19:02:49.620000000</meta:creation-date>
    <dc:date>2017-05-08T20:18:34.585000000</dc:date>
    <dc:creator>Clément Vial</dc:creator>
    <meta:editing-duration>PT22M16S</meta:editing-duration>
    <meta:editing-cycles>3</meta:editing-cycles>
    <meta:generator>LibreOffice/5.2.7.2$Windows_x86 LibreOffice_project/2b7f1e640c46ceb28adf43ee075a6e8b8439ed10</meta:generator>
    <meta:document-statistic meta:object-count="10"/>
  </office:meta>
</office:document-meta>
</file>